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f0a33" officeooo:paragraph-rsid="001f0a33"/>
    </style:style>
    <style:style style:name="P2" style:family="paragraph" style:parent-style-name="Standard">
      <style:text-properties fo:language="en" fo:country="US" officeooo:rsid="001f0a33" officeooo:paragraph-rsid="001f0a33"/>
    </style:style>
    <style:style style:name="P3" style:family="paragraph" style:parent-style-name="Standard">
      <style:text-properties fo:language="ru" fo:country="RU" officeooo:rsid="001f0a33" officeooo:paragraph-rsid="001f0a33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Концепт ловить стаканы которые кидает бармен.</text:p>
      <text:p text:style-name="P1">Игра будет выполнена в 2.5<text:span text:style-name="T2">D</text:span>.</text:p>
      <text:p text:style-name="P1"/>
      <text:p text:style-name="P1"><text:tab/>Механики</text:p>
      <text:p text:style-name="P3">Параметры:</text:p>
      <text:p text:style-name="P3">1. Шкала опьянения.</text:p>
      <text:p text:style-name="P3">2. Подсчёт очков.</text:p>
      <text:p text:style-name="P1"/>
      <text:p text:style-name="P1">Бармен:</text:p>
      <text:p text:style-name="P2">1. <text:span text:style-name="T1">Кидает стаканы с различными напитками.</text:span></text:p>
      <text:p text:style-name="P3"/>
      <text:p text:style-name="P3">Виды стаканов.</text:p>
      <text:p text:style-name="P3">1. Смертельные.</text:p>
      <text:p text:style-name="P3">2. Отрезвляющие.</text:p>
      <text:p text:style-name="P3">3. Опьяняющие.</text:p>
      <text:p text:style-name="P3">4. Дорогие.</text:p>
      <text:p text:style-name="P3">5. Дешевые.</text:p>
      <text:p text:style-name="P3"/>
      <text:p text:style-name="P3">Напитки: </text:p>
      <text:p text:style-name="P3"/>
      <text:p text:style-name="P3">Игрок:</text:p>
      <text:p text:style-name="P3">1. Ловит стаканы.</text:p>
      <text:p text:style-name="P3"/>
      <text:p text:style-name="P3">Каждый из стаканов добавляет очки.</text:p>
      <text:p text:style-name="P3"/>
      <text:p text:style-name="P3"/>
      <text:p text:style-name="P3"/>
      <text:p text:style-name="P3">Идеи:</text:p>
      <text:p text:style-name="P3">Книга знаний про стаканы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16T16:40:49.143000000</dc:date>
    <meta:editing-duration>PT27M52S</meta:editing-duration>
    <meta:editing-cycles>1</meta:editing-cycles>
    <meta:document-statistic meta:table-count="0" meta:image-count="0" meta:object-count="0" meta:page-count="1" meta:paragraph-count="20" meta:word-count="53" meta:character-count="354" meta:non-whitespace-character-count="318"/>
    <meta:generator>LibreOffice/7.4.3.2$Windows_X86_64 LibreOffice_project/1048a8393ae2eeec98dff31b5c133c5f1d08b890</meta:generator>
  </office:meta>
</office:document-meta>
</file>